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lad Furman</text:p>
      <text:p text:style-name="Standard">(408) 807-8858</text:p>
      <text:p text:style-name="Standard"><text:a xlink:type="simple" xlink:href="mailto:Vladimir.Furman2@gmail.com">Vladimir.Furman2@gmail.com</text:a></text:p>
      <text:p text:style-name="Standard">San Jose, CA 95124</text:p>
      <text:p text:style-name="Standard">4960 National Ave Apt 24</text:p>
      <text:p text:style-name="Standard"/>
      <text:p text:style-name="Standard">Objective</text:p>
      <text:p text:style-name="Standard">Executive Assistant for Luke Muehlhauser</text:p>
      <text:p text:style-name="Standard"/>
      <text:p text:style-name="Standard">Skills</text:p>
      <text:p text:style-name="Standard">Knowledge of several programming languages (C, C++, Perl, Assembly, Java)</text:p>
      <text:p text:style-name="Standard">Proficient with office productivity applications</text:p>
      <text:p text:style-name="Standard">Team management and organization</text:p>
      <text:p text:style-name="Standard"/>
      <text:p text:style-name="Standard">Education</text:p>
      <text:p text:style-name="Standard">Graduated Leigh High School 2009</text:p>
      <text:p text:style-name="Standard">Currently attending De Anza College, majoring in Computer Science, current GPA 3.4</text:p>
      <text:p text:style-name="Standard"><text:tab/>Classes of note: Public speaking, Physics, Data Structures, Compositional Writing, Photoshop</text:p>
      <text:p text:style-name="Standard"/>
      <text:p text:style-name="Standard">Job experience</text:p>
      <text:p text:style-name="Standard">Self-employed tutor, 2009-2012</text:p>
      <text:p text:style-name="Standard">Volunteer Computer Science tutor at De Anza college 2010-20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ladimir Furman</meta:initial-creator>
    <meta:creation-date>2012-01-26T19:52:01.96</meta:creation-date>
    <dc:date>2012-01-26T22:07:18.49</dc:date>
    <dc:creator>Vladimir Furman</dc:creator>
    <meta:editing-duration>PT18M22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18" meta:word-count="83" meta:character-count="622"/>
  </office:meta>
</office:document-meta>
</file>